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16pt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style:font-name="Comic Sans MS"/>
    </style:style>
    <style:style style:name="P4" style:family="paragraph" style:parent-style-name="Standard">
      <style:paragraph-properties fo:text-align="center" style:justify-single-word="false"/>
      <style:text-properties style:font-name="Comic Sans MS"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Comic Sans MS" fo:font-size="16pt" style:text-underline-style="solid" style:text-underline-width="auto" style:text-underline-color="font-color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Comic Sans MS"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Comic Sans MS" fo:font-size="14pt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Comic Sans MS" fo:font-size="14pt" style:text-underline-style="solid" style:text-underline-width="auto" style:text-underline-color="font-color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Comic Sans MS" fo:font-size="12pt" style:text-underline-style="none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Comic Sans MS" fo:font-size="9pt" fo:font-style="italic" style:text-underline-style="none" style:font-size-asian="9pt" style:font-style-asian="italic" style:font-size-complex="9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Comic Sans MS" fo:font-size="12pt" fo:font-style="normal" style:text-underline-style="none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Comic Sans MS" fo:font-size="14pt" fo:font-style="normal" style:text-underline-style="none" style:font-size-asian="14pt" style:font-style-asian="normal" style:font-size-complex="14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Comic Sans MS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oentgen Mickaël<text:tab/><text:tab/><text:tab/><text:tab/><text:tab/><text:tab/><text:tab/><text:tab/><text:tab/>03/11/06</text:p>
      <text:p text:style-name="P1">Maillard Victor<text:tab/><text:tab/><text:tab/><text:tab/><text:tab/><text:tab/><text:tab/><text:tab/><text:tab/><text:tab/>1MRIM</text:p>
      <text:p text:style-name="P1"/>
      <text:p text:style-name="P1"/>
      <text:p text:style-name="P2">Compte Rendu TP1</text:p>
      <text:p text:style-name="P3"/>
      <text:p text:style-name="P3"/>
      <text:p text:style-name="P4">Création et réstauration d'images sous linux.</text:p>
      <text:p text:style-name="P4"/>
      <text:p text:style-name="P4"/>
      <text:p text:style-name="P4"/>
      <text:p text:style-name="P5">Préparation du Système d'Exploitation :</text:p>
      <text:p text:style-name="P6"/>
      <text:p text:style-name="P6">Nous avons démarré sur « P:2 » pour pouvoir défragmenter.</text:p>
      <text:p text:style-name="P6">Nous avons redémarré sur « System Rescue CD ».</text:p>
      <text:p text:style-name="P7"/>
      <text:p text:style-name="P8">Configuration de l'interface réseau :</text:p>
      <text:p text:style-name="P8"/>
      <text:p text:style-name="P9">En utilisant la ligne de commande suivante nous avons vérifié la présence du protocole IP :</text:p>
      <text:p text:style-name="P9"><text:tab/><text:span text:style-name="T1">ping 127.0.0.1</text:span></text:p>
      <text:p text:style-name="P10"><text:tab/>64 bytes from 127.0.0.1: icmp_seq=1 ttl=64 time=0.048 ms</text:p>
      <text:p text:style-name="P9">En visualisant la ligne qui suit, nous en avons conclu que le protocole était bien installé.</text:p>
      <text:p text:style-name="P9"/>
      <text:p text:style-name="P9">Avec la commande ifconfig nous avons constaté qu'il n'y avait qu'une carte réseau.</text:p>
      <text:p text:style-name="P9">Nous sommes donc passés à l'étape suivante, qu'est « la configuration de l'adresse ip et du masque sous réseau ».</text:p>
      <text:p text:style-name="P9"><text:tab/><text:span text:style-name="T1">ifconfig 172.28.67.54 netmask 255.255.255.0</text:span></text:p>
      <text:p text:style-name="P10"><text:tab/>ping 172.28.67.54</text:p>
      <text:p text:style-name="P10"><text:tab/>64 bytes from 172.28.67.54: icmp_seq=1 ttl=128 time=0.348 ms</text:p>
      <text:p text:style-name="P10"/>
      <text:p text:style-name="P11">La configuration de l'interface réseau est maintenant terminée, nous avons poursuivit par le montage du serveur NFS dans /mnt/images.</text:p>
      <text:p text:style-name="P12"><text:tab/><text:span text:style-name="T1">mkdir /mnt/images</text:span></text:p>
      <text:p text:style-name="P11">Nous avons reçu un message d'erreur nous informant que le répertoire exitait déjà.</text:p>
      <text:p text:style-name="P12"><text:tab/><text:span text:style-name="T1">mount -o nolock 172.28.67.65:/images/secteur5 /mnt/images</text:span></text:p>
      <text:p text:style-name="P11"/>
      <text:p text:style-name="P13"/>
      <text:p text:style-name="P13"/>
      <text:p text:style-name="P13"/>
      <text:p text:style-name="P13"/>
      <text:p text:style-name="P13"/>
      <text:p text:style-name="P13">Création de l'image de P:2 sur le serveur NFS.</text:p>
      <text:p text:style-name="P11"/>
      <text:p text:style-name="P11">Lancement de partimage.</text:p>
      <text:p text:style-name="P11">Nous avons selectionné la 2ème partition (part2) puis nous l'avons sauvegardé dans /images/secteur5/Winxp_st5b et l'adresse serveur suivante :</text:p>
      <text:p text:style-name="P11"><text:tab/><text:span text:style-name="T1">172.28.67.65</text:span></text:p>
      <text:p text:style-name="P11">Dans la partie description nous avons rentré nos noms.</text:p>
      <text:p text:style-name="P11">Il a fallut 11 min et 57 sec pour créer l'image.</text:p>
      <text:p text:style-name="P11"/>
      <text:p text:style-name="P13">Restauration de l'image sur P:2</text:p>
      <text:p text:style-name="P11"/>
      <text:p text:style-name="P11">Etant donné que l'espace était insuffisant sur P:2, nous avons sélectionné P:2 comme le professeur nous l'a indiqué.</text:p>
      <text:p text:style-name="P11">Nous avons rentré le chemin suivant pour indiquer l'adresse de l'image :</text:p>
      <text:p text:style-name="P11"><text:tab/>/images/secteur5/Winxp_st5b.000</text:p>
      <text:p text:style-name="P11"/>
      <text:p text:style-name="P11">Restauration de l'image effectuée avec succès !!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0-03T06:34:40</meta:creation-date>
    <dc:date>2006-11-07T16:36:03</dc:date>
    <meta:print-date>2006-10-03T07:45:58</meta:print-date>
    <dc:language>fr-FR</dc:language>
    <meta:editing-cycles>20</meta:editing-cycles>
    <meta:editing-duration>PT1H34M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2" meta:word-count="281" meta:character-count="1794"/>
  </office:meta>
</office:document-meta>
</file>